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paragraph-rsid="0035db0b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rsid="0035db0b" officeooo:paragraph-rsid="0035db0b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1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1e8e89" style:font-size-asian="12pt" style:font-name-complex="Arial1" style:font-size-complex="12pt"/>
    </style:style>
    <style:style style:name="P11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93453"/>
    </style:style>
    <style:style style:name="P12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dc842"/>
    </style:style>
    <style:style style:name="P1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5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31ab93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true" fo:line-height="100%" fo:text-align="justify" style:justify-single-word="false" style:text-autospace="none"/>
      <style:text-properties style:text-position="0% 100%" style:font-name="Times New Roman" fo:font-size="12pt" fo:font-style="normal" fo:font-weight="normal" officeooo:rsid="0035db0b" officeooo:paragraph-rsid="0035db0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fo:margin-left="1.249cm" fo:margin-right="0cm" fo:margin-top="0cm" fo:margin-bottom="0cm" loext:contextual-spacing="true" fo:line-height="100%" fo:text-align="justify" style:justify-single-word="false" fo:text-indent="0cm" style:auto-text-indent="false" style:text-autospace="none"/>
      <style:text-properties fo:font-weight="normal" officeooo:rsid="0084ace7" officeooo:paragraph-rsid="003dc842" style:font-weight-asian="normal" style:font-weight-complex="normal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3dc842" style:font-size-asian="12pt" style:font-name-complex="Times New Roman1" style:font-size-complex="12pt"/>
    </style:style>
    <style:style style:name="P20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2f2309" style:font-size-asian="12pt" style:font-name-complex="Times New Roman1" style:font-size-complex="12pt"/>
    </style:style>
    <style:style style:name="P2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2f2309" style:font-size-asian="12pt" style:font-name-complex="Times New Roman1" style:font-size-complex="12pt"/>
    </style:style>
    <style:style style:name="P2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2f2309" officeooo:paragraph-rsid="002f2309" style:font-size-asian="12pt" style:font-name-complex="Times New Roman1" style:font-size-complex="12pt"/>
    </style:style>
    <style:style style:name="P2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408f03" officeooo:paragraph-rsid="00408f03" style:font-size-asian="12pt" style:font-name-complex="Times New Roman1" style:font-size-complex="12pt"/>
    </style:style>
    <style:style style:name="P2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31ab93" style:font-size-asian="12pt" style:font-name-complex="Times New Roman1" style:font-size-complex="12pt"/>
    </style:style>
    <style:style style:name="P25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2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408f03" officeooo:paragraph-rsid="00408f03" style:font-size-asian="12pt" style:font-style-asian="normal" style:font-name-complex="Times New Roman1" style:font-size-complex="12pt" style:font-style-complex="normal"/>
    </style:style>
    <style:style style:name="P27" style:family="paragraph" style:parent-style-name="List_20_Paragraph">
      <style:paragraph-properties fo:margin-top="0cm" fo:margin-bottom="0cm" loext:contextual-spacing="true" fo:line-height="100%" fo:text-align="justify" style:justify-single-word="false"/>
    </style:style>
    <style:style style:name="P2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29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P30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3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officeooo:rsid="00408f03" style:font-size-asian="12pt" style:font-size-complex="12pt"/>
    </style:style>
    <style:style style:name="P3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officeooo:rsid="00408f03" officeooo:paragraph-rsid="00408f03" style:font-size-asian="12pt" style:font-size-complex="12pt"/>
    </style:style>
    <style:style style:name="P3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officeooo:rsid="00408f03" officeooo:paragraph-rsid="00408f03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5db0b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3dc946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f2309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ab9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35db0b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dc842" style:font-size-asian="12pt" style:font-name-complex="Times New Roman1" style:font-size-complex="12pt"/>
    </style:style>
    <style:style style:name="T10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2f2309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35db0b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393453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3dc842" style:font-size-asian="12pt" style:font-name-complex="Arial1" style:font-size-complex="12pt"/>
    </style:style>
    <style:style style:name="T19" style:family="text">
      <style:text-properties officeooo:rsid="002e1294"/>
    </style:style>
    <style:style style:name="T20" style:family="text">
      <style:text-properties officeooo:rsid="002f2309"/>
    </style:style>
    <style:style style:name="T21" style:family="text">
      <style:text-properties officeooo:rsid="0035db0b"/>
    </style:style>
    <style:style style:name="T22" style:family="text">
      <style:text-properties style:text-position="0% 100%"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23" style:family="text">
      <style:text-properties style:text-position="0% 100%" style:font-name="Times New Roman" fo:font-size="12pt" fo:font-style="normal" officeooo:rsid="003dc842" style:font-size-asian="12pt" style:font-style-asian="normal" style:font-name-complex="Times New Roman1" style:font-size-complex="12pt" style:font-style-complex="normal"/>
    </style:style>
    <style:style style:name="T24" style:family="text">
      <style:text-properties style:text-position="0% 100%" officeooo:rsid="003dc842"/>
    </style:style>
    <style:style style:name="T25" style:family="text">
      <style:text-properties officeooo:rsid="00393453"/>
    </style:style>
    <style:style style:name="T26" style:family="text">
      <style:text-properties officeooo:rsid="003b5f1b"/>
    </style:style>
    <style:style style:name="T27" style:family="text">
      <style:text-properties officeooo:rsid="003dc842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3dc842"/>
    </style:style>
    <style:style style:name="T30" style:family="text">
      <style:text-properties officeooo:rsid="003dc946"/>
    </style:style>
    <style:style style:name="T31" style:family="text">
      <style:text-properties officeooo:rsid="00225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LGORÍTMICA</text:p>
      <text:p text:style-name="P6">2º Grado en Ingeniería Informática</text:p>
      <text:p text:style-name="P8"><text:span text:style-name="T1">Examen de la convocatoria </text:span><text:span text:style-name="T2">extra</text:span><text:span text:style-name="T1">ordinaria. Curso 201</text:span><text:span text:style-name="T3">9</text:span><text:span text:style-name="T1">-20</text:span><text:span text:style-name="T3">20</text:span></text:p>
      <text:p text:style-name="P19"/>
      <text:p text:style-name="P2"/>
      <text:p text:style-name="P4">Nombre y apellidos:</text:p>
      <text:p text:style-name="P3"/>
      <text:p text:style-name="P1"/>
      <text:list xml:id="list1655605301" text:style-name="WWNum1">
        <text:list-item>
          <text:p text:style-name="P20">(1.<text:span text:style-name="T26">5</text:span> punto<text:span text:style-name="T30">s</text:span>) <text:span text:style-name="T27">¿Es mejor un algoritmo A que resuelve un problema en 1000n</text:span><text:span text:style-name="T29">2</text:span><text:span text:style-name="T27"> minutos, u otro algoritmo B que resuelve el mismo problema en </text:span><text:span text:style-name="T24">10</text:span><text:span text:style-name="T29">-6</text:span><text:span text:style-name="T24">n</text:span><text:span text:style-name="T29">3</text:span><text:span text:style-name="T24"> segundos? Razone</text:span><text:span text:style-name="T27"> la respuesta utilizando los conceptos de eficiencia de algoritmos estudiados en la asignatura.</text:span></text:p>
        </text:list-item>
      </text:list>
      <text:p text:style-name="P21"/>
      <text:p text:style-name="P23">Asintóticamente, el algoritmo A tiene orden O(<text:span text:style-name="T27">n</text:span><text:span text:style-name="T29">2</text:span>), mientras que B tiene orden O(<text:span text:style-name="T27">n</text:span><text:span text:style-name="T28">3</text:span>). Por tanto, A sería mejor que B conforme n tiende a infinito. Sin embargo, hay casos en los que B es mejor que A. El punto exacto donde ambos algoritmos tienen el mismo tiempo de ejecución sería:</text:p>
      <text:p text:style-name="P23"/>
      <text:p text:style-name="P23"><text:tab/>1000*60<text:span text:style-name="T27">n</text:span><text:span text:style-name="T29">2</text:span> = 10<text:span text:style-name="T28">-6</text:span><text:span text:style-name="T24">n</text:span><text:span text:style-name="T28">3</text:span></text:p>
      <text:p text:style-name="P23"><text:tab/><text:tab/>n= 60000/10<text:span text:style-name="T28">-6</text:span>=6*10<text:span text:style-name="T28">11</text:span> </text:p>
      <text:p text:style-name="P23"/>
      <text:p text:style-name="P23"><text:tab/>Para tamaños de caso menores, B es preferible a A aunque su orden sea superior, dado que el tiempo de ejecución del algoritmo es inferior.</text:p>
      <text:p text:style-name="P23"/>
      <text:p text:style-name="P21"/>
      <text:list xml:id="list93350188477969" text:continue-numbering="true" text:style-name="WWNum1">
        <text:list-item>
          <text:p text:style-name="P22">(1.<text:span text:style-name="T26">5</text:span> punto<text:span text:style-name="T30">s</text:span>) <text:span text:style-name="T21">Calcule </text:span>el orden de eficiencia en el caso peor del siguiente código, suponiendo que la llamada a la función V es O(<text:span text:style-name="T21">n</text:span>), <text:span text:style-name="T21">donde n=c-b.</text:span></text:p>
        </text:list-item>
      </text:list>
      <text:p text:style-name="P7"/>
      <text:p text:style-name="P9">void F(<text:span text:style-name="T20">T *a, int b, int c</text:span>) {<text:tab/></text:p>
      <text:p text:style-name="P11"><text:span text:style-name="T13"><text:tab/></text:span><text:span text:style-name="T14">if (</text:span><text:span text:style-name="T16">b&lt;c</text:span><text:span text:style-name="T17">) {</text:span></text:p>
      <text:p text:style-name="P12"><text:span text:style-name="T17"><text:tab/><text:tab/></text:span><text:span text:style-name="T15">F(a, b</text:span><text:span text:style-name="T18">+1</text:span><text:span text:style-name="T15">, </text:span><text:span text:style-name="T18">c</text:span><text:span text:style-name="T15">);</text:span></text:p>
      <text:p text:style-name="P11"><text:span text:style-name="T16"><text:tab/><text:tab/></text:span><text:span text:style-name="T17">if (</text:span><text:span text:style-name="T15">V(a, b, c)</text:span><text:span text:style-name="T14">) </text:span><text:span text:style-name="T15">{</text:span></text:p>
      <text:p text:style-name="P10"><text:tab/><text:tab/><text:tab/>F(a, b, <text:span text:style-name="T27">c-1</text:span>);</text:p>
      <text:p text:style-name="P10"><text:tab/><text:tab/>}</text:p>
      <text:p text:style-name="P10"><text:tab/><text:span text:style-name="T25">}</text:span></text:p>
      <text:p text:style-name="P9">}</text:p>
      <text:p text:style-name="P13"/>
      <text:p text:style-name="P32">La ecuación en recurrencias, en el caso peor, sería T(n)=n+2*T(n-1), donde n=c-b. ELNH cuya parte homogénea se resuelve:</text:p>
      <text:p text:style-name="P32"/>
      <text:p text:style-name="P32">T(n)-2T(n-1)= n</text:p>
      <text:p text:style-name="P32"/>
      <text:p text:style-name="P32">(x-2)= 0-→ ph(x)= (x-2)</text:p>
      <text:p text:style-name="P32"/>
      <text:p text:style-name="P32">Su parte no homogénea n=b<text:span text:style-name="T28">n</text:span>*q(n), con b=1 y q(n)=n, grado d=1</text:p>
      <text:p text:style-name="P32">Polinomio característicos: p(x)= ph(x)*(x-b)<text:span text:style-name="T28">d+1</text:span> = (x-2)(x-1)<text:span text:style-name="T28">2</text:span></text:p>
      <text:p text:style-name="P32">Resolviendo: t(n)= c1*2<text:span text:style-name="T28">n</text:span> + c2*1<text:span text:style-name="T28">n</text:span>*n+c3*1<text:span text:style-name="T28">n</text:span></text:p>
      <text:p text:style-name="P31">El orden, según la regla del máximo, es O(2<text:span text:style-name="T28">n</text:span>)</text:p>
      <text:p text:style-name="P13"/>
      <text:list xml:id="list93350569737101" text:continue-numbering="true" text:style-name="WWNum1">
        <text:list-item>
          <text:p text:style-name="P28"><text:soft-page-break/><text:span text:style-name="T4">(</text:span><text:span text:style-name="T8">2</text:span><text:span text:style-name="T4"> punto</text:span><text:span text:style-name="T6">s</text:span><text:span text:style-name="T4">) </text:span><text:span text:style-name="T8">Enuncie el problema de</text:span><text:span text:style-name="T9">l árbol generador minimal y </text:span><text:span text:style-name="T8">diseñe un algoritmo que lo resuelva de forma óptima</text:span><text:span text:style-name="T5">. </text:span></text:p>
        </text:list-item>
      </text:list>
      <text:p text:style-name="P27"><text:span text:style-name="T5"/></text:p>
      <text:p text:style-name="P33"><text:span text:style-name="T5">(</text:span><text:span text:style-name="T4">Apuntes del Tema 2, Greedy)</text:span></text:p>
      <text:p text:style-name="P33"><text:span text:style-name="T4">Se valora:</text:span></text:p>
      <text:p text:style-name="P33"><text:span text:style-name="T4"><text:tab/>Enunciar formalmente el problema.</text:span></text:p>
      <text:p text:style-name="P33"><text:span text:style-name="T4"><text:tab/>Diseñar las componentes greedy</text:span></text:p>
      <text:p text:style-name="P33"><text:span text:style-name="T4"><text:tab/>Adaptar las componentes a la plantilla general del algoritmo. Pseudocódigo.</text:span></text:p>
      <text:p text:style-name="P27"><text:span text:style-name="T5"/></text:p>
      <text:list xml:id="list93351730987039" text:continue-numbering="true" text:style-name="WWNum1">
        <text:list-item>
          <text:p text:style-name="P28"><text:span text:style-name="T5">(</text:span><text:span text:style-name="T8">2</text:span><text:span text:style-name="T5"> puntos) </text:span><text:span text:style-name="T7">Explique </text:span><text:span text:style-name="T8">en qué consiste el problema de </text:span><text:span text:style-name="T9">la mochila 0/1</text:span><text:span text:style-name="T8">. ¿Es posible resolver este problema con la técnica de BackTracking? En caso afirmativo, diseñe el algoritmo. En otro caso, justifique porqué no es posible su resolución.</text:span></text:p>
        </text:list-item>
      </text:list>
      <text:p text:style-name="P15"/>
      <text:p text:style-name="P23"><text:span text:style-name="T31">(</text:span>Apuntes del Tema 5, Exploración en grafos)</text:p>
      <text:p text:style-name="P23">Se valora:</text:p>
      <text:p text:style-name="P23"><text:tab/>Justificación de que el problema se puede plantear como búsqueda en espacios de estados.</text:p>
      <text:p text:style-name="P23"><text:tab/>Diseño de componentes de BackTracking.</text:p>
      <text:p text:style-name="P23"><text:tab/>Adaptación/diseño del pseudocódigo del algoritmo.</text:p>
      <text:p text:style-name="P23"/>
      <text:p text:style-name="P15"/>
      <text:list xml:id="list93351188720398" text:continue-numbering="true" text:style-name="WWNum1">
        <text:list-item>
          <text:p text:style-name="P29"><text:span text:style-name="T11">(</text:span><text:span text:style-name="T12">3</text:span><text:span text:style-name="T10"> puntos) </text:span><text:span text:style-name="T12">PARTE PRÁCTICA</text:span></text:p>
        </text:list-item>
      </text:list>
      <text:p text:style-name="P16"/>
      <text:p text:style-name="P16"><text:tab/>Diseñe un algoritmo <text:span text:style-name="T27">eficiente </text:span>que resuelva el siguiente problema <text:span text:style-name="T27">utilizando alguna técnica de <text:tab/>diseño de algoritmos estudiada en la asignatura</text:span>:</text:p>
      <text:p text:style-name="P16"/>
      <text:p text:style-name="P17"><text:span text:style-name="T22">Se dispone de un vector v de enteros </text:span><text:span text:style-name="T23">(positivos o negativos) </text:span><text:span text:style-name="T22">de tamaño n. Se desea saber, para un tamaño m dado de entrada (con m&lt;n), cuál es el subvector de tamaño m dentro de v suya suma de componentes tenga valor mínimo. Por ejemplo, para el vector v= {6, 10, 4, 2, 14, 1} y m=3, las posibilidades son los subvectores v’={6, 10, 4} (suma= 20), v’’={10, 4, 2} (suma= 16), v’’’={4, 2, 14} (suma= 20), y v’’’’={2, 14, 1} (suma= 17). La solución es v’’, dado que la suma de sus componentes es mínima. </text:span></text:p>
      <text:p text:style-name="P14"/>
      <text:p text:style-name="P26">(Prácticas de DyV)</text:p>
      <text:p text:style-name="P14"/>
      <text:p text:style-name="P5">Tiempo de examen total: 2 horas <text:span text:style-name="T19">30 minuto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32</meta:editing-cycles>
    <meta:print-date>2018-06-08T09:23:00</meta:print-date>
    <meta:creation-date>2018-06-07T13:25:00</meta:creation-date>
    <dc:date>2020-01-10T09:33:49.707274003</dc:date>
    <meta:editing-duration>PT21H54M53S</meta:editing-duration>
    <meta:generator>LibreOffice/6.0.7.3$Linux_X86_64 LibreOffice_project/00m0$Build-3</meta:generator>
    <meta:document-statistic meta:table-count="0" meta:image-count="0" meta:object-count="0" meta:page-count="2" meta:paragraph-count="42" meta:word-count="493" meta:character-count="2938" meta:non-whitespace-character-count="2464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